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ff00" draw:textarea-horizontal-align="justify" draw:textarea-vertical-align="middle" draw:auto-grow-height="false" fo:min-height="0cm" fo:min-width="0cm"/>
    </style:style>
    <style:style style:name="gr2" style:family="graphic" style:parent-style-name="standard">
      <style:graphic-properties draw:fill="solid" draw:fill-color="#ccffff"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4cm" fo:min-width="2.707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solid" draw:fill-color="#99ccff" draw:textarea-horizontal-align="center" draw:textarea-vertical-align="middle"/>
    </style:style>
    <style:style style:name="gr6" style:family="graphic" style:parent-style-name="standard">
      <style:graphic-properties draw:fill="solid" draw:fill-color="#ffff00" draw:textarea-vertical-align="middle" draw:auto-grow-height="false" fo:min-height="0.749cm" fo:min-width="0.499cm"/>
    </style:style>
    <style:style style:name="gr7" style:family="graphic" style:parent-style-name="standard">
      <style:graphic-properties draw:marker-end="Arrow" draw:marker-end-width="0.152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265cm" fo:min-width="1.616cm"/>
    </style:style>
    <style:style style:name="gr9" style:family="graphic" style:parent-style-name="standard">
      <style:graphic-properties draw:stroke="none" svg:stroke-color="#000000" draw:fill="none" draw:fill-color="#ffffff" draw:textarea-horizontal-align="left" draw:auto-grow-height="true" draw:auto-grow-width="true" fo:min-height="1.978cm" fo:min-width="5.24cm"/>
    </style:style>
    <style:style style:name="gr10" style:family="graphic" style:parent-style-name="standard">
      <style:graphic-properties draw:stroke="none" svg:stroke-color="#000000" draw:fill="none" draw:fill-color="#ffffff" draw:textarea-horizontal-align="left" draw:auto-grow-height="true" draw:auto-grow-width="true" fo:min-height="0.485cm" fo:min-width="1.489cm"/>
    </style:style>
    <style:style style:name="gr11" style:family="graphic" style:parent-style-name="standard">
      <style:graphic-properties draw:textarea-horizontal-align="center" draw:textarea-vertical-align="top" fo:padding-top="0.051cm"/>
    </style:style>
    <style:style style:name="gr12" style:family="graphic" style:parent-style-name="standard">
      <style:graphic-properties draw:stroke="none" svg:stroke-color="#000000" draw:fill="none" draw:fill-color="#ffffff" draw:textarea-horizontal-align="left" draw:auto-grow-height="true" draw:auto-grow-width="true" fo:min-height="2.034cm" fo:min-width="0.835cm"/>
    </style:style>
    <style:style style:name="gr13" style:family="graphic" style:parent-style-name="standard">
      <style:graphic-properties draw:fill="solid" draw:fill-color="#ffcc99" draw:textarea-horizontal-align="center" draw:textarea-vertical-align="middle"/>
    </style:style>
    <style:style style:name="gr14" style:family="graphic" style:parent-style-name="standard">
      <style:graphic-properties draw:fill="solid" draw:fill-color="#000080" draw:textarea-horizontal-align="justify" draw:textarea-vertical-align="middle" draw:auto-grow-height="false" fo:min-height="0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696cm" fo:min-width="1.676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9pt"/>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9pt"/>
    </style:style>
    <style:style style:name="P5" style:family="paragraph">
      <style:paragraph-properties fo:text-align="center"/>
    </style:style>
    <style:style style:name="P6" style:family="paragraph">
      <style:paragraph-properties fo:margin-left="0cm" fo:margin-right="0cm" fo:text-indent="0cm"/>
      <style:text-properties fo:font-size="6pt"/>
    </style:style>
    <style:style style:name="P7" style:family="paragraph">
      <style:paragraph-properties fo:margin-left="0cm" fo:margin-right="0cm" fo:text-align="start" fo:text-indent="0cm"/>
    </style:style>
    <style:style style:name="P8" style:family="paragraph">
      <style:paragraph-properties fo:margin-left="0cm" fo:margin-right="0cm" fo:text-align="start" fo:text-indent="0cm"/>
      <style:text-properties fo:font-size="9pt"/>
    </style:style>
    <style:style style:name="P9" style:family="paragraph">
      <style:paragraph-properties fo:margin-left="0cm" fo:margin-right="0cm" fo:text-align="end" fo:text-indent="0cm"/>
    </style:style>
    <style:style style:name="P10" style:family="paragraph">
      <style:paragraph-properties fo:margin-left="0cm" fo:margin-right="0cm" fo:text-align="center" fo:text-indent="0cm"/>
      <style:text-properties fo:color="#ffff00"/>
    </style:style>
    <style:style style:name="P11" style:family="paragraph">
      <style:paragraph-properties fo:margin-left="0cm" fo:margin-right="0cm" fo:text-indent="0cm"/>
      <style:text-properties fo:font-size="12pt"/>
    </style:style>
    <style:style style:name="T1" style:family="text">
      <style:text-properties fo:font-size="9pt"/>
    </style:style>
    <style:style style:name="T2" style:family="text">
      <style:text-properties fo:font-size="6pt"/>
    </style:style>
    <style:style style:name="T3" style:family="text">
      <style:text-properties fo:color="#ffff00"/>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08cm" svg:height="1.22cm" svg:x="6.283cm" svg:y="4.951cm">
          <text:p text:style-name="P1">Collecto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 draw:text-style-name="P2" draw:layer="layout" svg:width="2.413cm" svg:height="1.016cm" svg:x="1.371cm" svg:y="1.325cm">
          <text:p text:style-name="P1"><text:span text:style-name="T1">VO frontend</text:span></text:p>
        </draw:rect>
        <draw:frame draw:style-name="gr3" draw:text-style-name="P4" draw:layer="layout" svg:width="3.207cm" svg:height="0.725cm" svg:x="4.468cm" svg:y="2.915cm">
          <draw:text-box>
            <text:p text:style-name="P3"><text:span text:style-name="T1">Request glideins</text:span></text:p>
          </draw:text-box>
        </draw:frame>
        <draw:line draw:style-name="gr4" draw:text-style-name="P5" draw:layer="layout" svg:x1="3.827cm" svg:y1="2.548cm" svg:x2="6.238cm" svg:y2="4.926cm">
          <text:p text:style-name="P3"/>
        </draw:line>
        <draw:rect draw:style-name="gr2" draw:text-style-name="P2" draw:layer="layout" svg:width="2.413cm" svg:height="1.016cm" svg:x="0.671cm" svg:y="4.526cm">
          <text:p text:style-name="P1"><text:span text:style-name="T1">VO frontend</text:span></text:p>
        </draw:rect>
        <draw:line draw:style-name="gr4" draw:text-style-name="P5" draw:layer="layout" svg:x1="3.133cm" svg:y1="5.18cm" svg:x2="6.214cm" svg:y2="5.519cm">
          <text:p text:style-name="P3"/>
        </draw:line>
        <draw:rect draw:style-name="gr5" draw:text-style-name="P2" draw:layer="layout" svg:width="2.413cm" svg:height="1.016cm" svg:x="11.872cm" svg:y="1.225cm">
          <text:p text:style-name="P1"><text:span text:style-name="T1">Glidein Factory</text:span></text:p>
        </draw:rect>
        <draw:custom-shape draw:style-name="gr6" draw:text-style-name="P2" draw:layer="layout" svg:width="2.311cm" svg:height="1.27cm" svg:x="15.595cm" svg:y="0.692cm">
          <text:p text:style-name="P1"><text:span text:style-name="T1">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5" draw:text-style-name="P2" draw:layer="layout" svg:width="2.413cm" svg:height="1.016cm" svg:x="15.373cm" svg:y="3.926cm">
          <text:p text:style-name="P1"><text:span text:style-name="T1">Glidein Factory</text:span></text:p>
        </draw:rect>
        <draw:custom-shape draw:style-name="gr6" draw:text-style-name="P2" draw:layer="layout" svg:width="2.311cm" svg:height="1.27cm" svg:x="17.233cm" svg:y="2.179cm">
          <text:p text:style-name="P1"><text:span text:style-name="T1">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6" draw:text-style-name="P2" draw:layer="layout" svg:width="2.311cm" svg:height="1.27cm" svg:x="18.534cm" svg:y="3.679cm">
          <text:p text:style-name="P1"><text:span text:style-name="T1">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6" draw:text-style-name="P2" draw:layer="layout" svg:width="2.311cm" svg:height="1.27cm" svg:x="17.135cm" svg:y="5.479cm">
          <text:p text:style-name="P1"><text:span text:style-name="T1">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text-style-name="P5" draw:layer="layout" svg:x1="12.773cm" svg:y1="2.323cm" svg:x2="11.289cm" svg:y2="4.831cm">
          <text:p text:style-name="P3"/>
        </draw:line>
        <draw:line draw:style-name="gr4" draw:text-style-name="P5" draw:layer="layout" svg:x1="15.196cm" svg:y1="4.439cm" svg:x2="11.455cm" svg:y2="5.542cm">
          <text:p text:style-name="P3"/>
        </draw:line>
        <draw:line draw:style-name="gr7" draw:text-style-name="P5" draw:layer="layout" svg:x1="14.38cm" svg:y1="1.658cm" svg:x2="15.495cm" svg:y2="1.492cm">
          <text:p text:style-name="P3"/>
        </draw:line>
        <draw:line draw:style-name="gr7" draw:text-style-name="P5" draw:layer="layout" svg:x1="16.845cm" svg:y1="3.817cm" svg:x2="17.362cm" svg:y2="3.229cm">
          <text:p text:style-name="P3"/>
        </draw:line>
        <draw:line draw:style-name="gr7" draw:text-style-name="P5" draw:layer="layout" svg:x1="16.846cm" svg:y1="5.017cm" svg:x2="17.336cm" svg:y2="5.545cm">
          <text:p text:style-name="P3"/>
        </draw:line>
        <draw:line draw:style-name="gr7" draw:text-style-name="P5" draw:layer="layout" svg:x1="17.946cm" svg:y1="4.417cm" svg:x2="18.441cm" svg:y2="4.345cm">
          <text:p text:style-name="P3"/>
        </draw:line>
        <draw:frame draw:style-name="gr8" draw:text-style-name="P6" draw:layer="layout" svg:width="2.116cm" svg:height="0.569cm" svg:x="17.1cm" svg:y="4.956cm">
          <draw:text-box>
            <text:p text:style-name="P3"><text:span text:style-name="T2">Submit glideins</text:span></text:p>
          </draw:text-box>
        </draw:frame>
        <draw:frame draw:style-name="gr8" draw:text-style-name="P6" draw:layer="layout" svg:width="2.116cm" svg:height="0.569cm" svg:x="15.2cm" svg:y="3.157cm">
          <draw:text-box>
            <text:p text:style-name="P3"><text:span text:style-name="T2">Submit glideins</text:span></text:p>
          </draw:text-box>
        </draw:frame>
        <draw:frame draw:style-name="gr8" draw:text-style-name="P6" draw:layer="layout" svg:width="2.116cm" svg:height="0.569cm" svg:x="14.19cm" svg:y="1.596cm">
          <draw:text-box>
            <text:p text:style-name="P3"><text:span text:style-name="T2">Submit glideins</text:span></text:p>
          </draw:text-box>
        </draw:frame>
        <draw:frame draw:style-name="gr8" draw:text-style-name="P6" draw:layer="layout" svg:width="2.116cm" svg:height="0.887cm" svg:x="17.6cm" svg:y="3.459cm">
          <draw:text-box>
            <text:p text:style-name="P3"><text:span text:style-name="T2">Submit</text:span></text:p>
            <text:p text:style-name="P3"><text:span text:style-name="T2">glideins</text:span></text:p>
          </draw:text-box>
        </draw:frame>
        <draw:frame draw:style-name="gr9" draw:text-style-name="P8" draw:layer="layout" svg:width="5.74cm" svg:height="2.228cm" svg:x="9.48cm" svg:y="2.569cm">
          <draw:text-box>
            <text:p text:style-name="P7"><text:span text:style-name="T1">Publish available</text:span></text:p>
            <text:p text:style-name="P7"><text:span text:style-name="T1">glidein entries</text:span></text:p>
          </draw:text-box>
        </draw:frame>
        <draw:frame draw:style-name="gr10" draw:text-style-name="P8" draw:layer="layout" svg:width="2.907cm" svg:height="1.199cm" svg:x="12.38cm" svg:y="3.669cm">
          <draw:text-box>
            <text:p text:style-name="P7"><text:span text:style-name="T1">Publish available</text:span></text:p>
            <text:p text:style-name="P7"><text:span text:style-name="T1">glidein entries</text:span></text:p>
          </draw:text-box>
        </draw:frame>
        <draw:frame draw:style-name="gr3" draw:text-style-name="P4" draw:layer="layout" svg:width="3.207cm" svg:height="0.725cm" svg:x="3.069cm" svg:y="4.616cm">
          <draw:text-box>
            <text:p text:style-name="P3"><text:span text:style-name="T1">Request glideins</text:span></text:p>
          </draw:text-box>
        </draw:frame>
        <draw:rect draw:style-name="gr11" draw:text-style-name="P1" draw:layer="layout" svg:width="7.112cm" svg:height="2.325cm" svg:x="11.614cm" svg:y="8.377cm">
          <text:p text:style-name="P1">Glidein Factory</text:p>
        </draw:rect>
        <draw:rect draw:style-name="gr2" draw:text-style-name="P1" draw:layer="layout" svg:width="3.81cm" svg:height="1.6cm" svg:x="1.566cm" svg:y="8.434cm">
          <text:p text:style-name="P1">VO frontend</text:p>
        </draw:rect>
        <draw:line draw:style-name="gr4" draw:text-style-name="P5" draw:layer="layout" svg:x1="3.534cm" svg:y1="8.365cm" svg:x2="6.261cm" svg:y2="6.207cm">
          <text:p text:style-name="P3"/>
        </draw:line>
        <draw:line draw:style-name="gr4" draw:text-style-name="P5" draw:layer="layout" svg:x1="13.329cm" svg:y1="8.151cm" svg:x2="11.431cm" svg:y2="6.159cm">
          <text:p text:style-name="P3"/>
        </draw:line>
        <draw:frame draw:style-name="gr9" draw:text-style-name="P9" draw:layer="layout" svg:width="5.74cm" svg:height="2.228cm" svg:x="11.576cm" svg:y="6.134cm">
          <draw:text-box>
            <text:p text:style-name="P9">Publish available</text:p>
            <text:p text:style-name="P9"><text:s text:c="5"/>glidein entries</text:p>
          </draw:text-box>
        </draw:frame>
        <draw:frame draw:style-name="gr12" draw:text-style-name="P1" draw:layer="layout" svg:width="2.86cm" svg:height="2.284cm" svg:x="2.069cm" svg:y="6.007cm">
          <draw:text-box>
            <text:p text:style-name="P1">Request</text:p>
            <text:p text:style-name="P1">glideins</text:p>
          </draw:text-box>
        </draw:frame>
        <draw:rect draw:style-name="gr13" draw:text-style-name="P1" draw:layer="layout" svg:width="4.064cm" svg:height="1.372cm" svg:x="1.411cm" svg:y="11.291cm">
          <text:p text:style-name="P1">Job Schedd</text:p>
        </draw:rect>
        <draw:line draw:style-name="gr4" draw:text-style-name="P5" draw:layer="layout" svg:x1="3.491cm" svg:y1="11.135cm" svg:x2="3.481cm" svg:y2="10.125cm">
          <text:p text:style-name="P3"/>
        </draw:line>
        <draw:custom-shape draw:style-name="gr14" draw:text-style-name="P10" draw:layer="layout" svg:width="3.048cm" svg:height="1.168cm" svg:x="11.837cm" svg:y="9.364cm">
          <text:p text:style-name="P1"><text:span text:style-name="T3">EntryP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0" draw:layer="layout" svg:width="3.048cm" svg:height="1.118cm" svg:x="15.367cm" svg:y="9.389cm">
          <text:p text:style-name="P1"><text:span text:style-name="T3">EntryP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5.382cm" svg:height="2.915cm" svg:x="9.047cm" svg:y="11.706cm">
          <text:p text:style-name="P1">Grid sit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6" draw:text-style-name="P1" draw:layer="layout" svg:width="5.382cm" svg:height="2.915cm" svg:x="15.459cm" svg:y="11.296cm">
          <text:p text:style-name="P1">Grid sit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text-style-name="P5" draw:layer="layout" svg:x1="13.115cm" svg:y1="10.582cm" svg:x2="12.187cm" svg:y2="11.624cm">
          <text:p text:style-name="P3"/>
        </draw:line>
        <draw:line draw:style-name="gr4" draw:text-style-name="P5" draw:layer="layout" svg:x1="16.649cm" svg:y1="10.464cm" svg:x2="17.313cm" svg:y2="11.578cm">
          <text:p text:style-name="P3"/>
        </draw:line>
        <draw:frame draw:style-name="gr15" draw:text-style-name="P11" draw:layer="layout" svg:width="3.381cm" svg:height="0.946cm" svg:x="9.161cm" svg:y="10.656cm">
          <draw:text-box>
            <text:p text:style-name="P3"><text:span text:style-name="T4">Submit glideins</text:span></text:p>
          </draw:text-box>
        </draw:frame>
        <draw:frame draw:style-name="gr15" draw:text-style-name="P11" draw:layer="layout" svg:width="3.381cm" svg:height="0.946cm" svg:x="17.162cm" svg:y="10.556cm">
          <draw:text-box>
            <text:p text:style-name="P3"><text:span text:style-name="T4">Submit glidein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59cm" fo:page-height="15.367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6-09-25T08:33:25</meta:creation-date>
    <dc:date>2006-12-05T14:58:53</dc:date>
    <dc:language>en-US</dc:language>
    <meta:editing-cycles>3</meta:editing-cycles>
    <meta:editing-duration>PT1H27M48S</meta:editing-duration>
    <meta:user-defined meta:name="Info 1"/>
    <meta:user-defined meta:name="Info 2"/>
    <meta:user-defined meta:name="Info 3"/>
    <meta:user-defined meta:name="Info 4"/>
    <meta:document-statistic meta:object-count="41"/>
  </office:meta>
</office:document-meta>
</file>